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00a543" officeooo:paragraph-rsid="0000a543"/>
    </style:style>
    <style:style style:name="P2" style:family="paragraph" style:parent-style-name="Standard">
      <style:paragraph-properties fo:line-height="200%" fo:text-align="center" style:justify-single-word="false"/>
      <style:text-properties style:font-name="Times New Roman" fo:font-style="italic" officeooo:rsid="0000a543" officeooo:paragraph-rsid="0000a543" style:font-style-asian="italic" style:font-style-complex="italic"/>
    </style:style>
    <style:style style:name="P3" style:family="paragraph" style:parent-style-name="Standard">
      <style:paragraph-properties fo:line-height="200%" fo:text-align="start" style:justify-single-word="false"/>
      <style:text-properties style:font-name="Times New Roman" fo:font-style="italic" officeooo:rsid="0000a543" officeooo:paragraph-rsid="0000a543" style:font-style-asian="italic" style:font-style-complex="italic"/>
    </style:style>
    <style:style style:name="P4" style:family="paragraph" style:parent-style-name="Standard">
      <style:paragraph-properties fo:line-height="200%" fo:text-align="start" style:justify-single-word="false"/>
      <style:text-properties style:font-name="Times New Roman" fo:font-style="italic" officeooo:rsid="0000a543" officeooo:paragraph-rsid="000db297" style:font-style-asian="italic" style:font-style-complex="italic"/>
    </style:style>
    <style:style style:name="P5" style:family="paragraph" style:parent-style-name="Standard">
      <style:paragraph-properties fo:line-height="200%" fo:text-align="start" style:justify-single-word="false"/>
      <style:text-properties style:font-name="Times New Roman" fo:font-style="normal" officeooo:rsid="0000a543" officeooo:paragraph-rsid="0000a543"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1bbd9" style:font-style-asian="normal" style:font-style-complex="normal"/>
    </style:style>
    <style:style style:name="T3" style:family="text">
      <style:text-properties fo:font-style="normal" officeooo:rsid="0003622b" style:font-style-asian="normal" style:font-style-complex="normal"/>
    </style:style>
    <style:style style:name="T4" style:family="text">
      <style:text-properties fo:font-style="normal" officeooo:rsid="000485a7" style:font-style-asian="normal" style:font-style-complex="normal"/>
    </style:style>
    <style:style style:name="T5" style:family="text">
      <style:text-properties fo:font-style="normal" officeooo:rsid="0004bf28" style:font-style-asian="normal" style:font-style-complex="normal"/>
    </style:style>
    <style:style style:name="T6" style:family="text">
      <style:text-properties fo:font-style="normal" officeooo:rsid="00069de7" style:font-style-asian="normal" style:font-style-complex="normal"/>
    </style:style>
    <style:style style:name="T7" style:family="text">
      <style:text-properties fo:font-style="normal" officeooo:rsid="00070b51" style:font-style-asian="normal" style:font-style-complex="normal"/>
    </style:style>
    <style:style style:name="T8" style:family="text">
      <style:text-properties fo:font-style="normal" officeooo:rsid="00081c10" style:font-style-asian="normal" style:font-style-complex="normal"/>
    </style:style>
    <style:style style:name="T9" style:family="text">
      <style:text-properties fo:font-style="normal" officeooo:rsid="0009b7bf" style:font-style-asian="normal" style:font-style-complex="normal"/>
    </style:style>
    <style:style style:name="T10" style:family="text">
      <style:text-properties fo:font-style="normal" officeooo:rsid="000a9e77" style:font-style-asian="normal" style:font-style-complex="normal"/>
    </style:style>
    <style:style style:name="T11" style:family="text">
      <style:text-properties fo:font-style="normal" officeooo:rsid="000db297" style:font-style-asian="normal" style:font-style-complex="normal"/>
    </style:style>
    <style:style style:name="T12" style:family="text">
      <style:text-properties fo:font-style="normal" officeooo:rsid="000f7e52" style:font-style-asian="normal" style:font-style-complex="normal"/>
    </style:style>
    <style:style style:name="T13" style:family="text">
      <style:text-properties fo:font-style="normal" officeooo:rsid="0010e3ab" style:font-style-asian="normal" style:font-style-complex="normal"/>
    </style:style>
    <style:style style:name="T14" style:family="text">
      <style:text-properties fo:font-style="normal" officeooo:rsid="00119f02" style:font-style-asian="normal" style:font-style-complex="normal"/>
    </style:style>
    <style:style style:name="T15" style:family="text">
      <style:text-properties officeooo:rsid="0003622b"/>
    </style:style>
    <style:style style:name="T16" style:family="text">
      <style:text-properties fo:font-style="italic" style:font-style-asian="italic" style:font-style-complex="italic"/>
    </style:style>
    <style:style style:name="T17" style:family="text">
      <style:text-properties officeooo:rsid="0010e3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Tut 100-17</text:p>
      <text:p text:style-name="P1">Paul Hutchison</text:p>
      <text:p text:style-name="P1"/>
      <text:p text:style-name="P2">The Tales of Calvin and Hobbes</text:p>
      <text:p text:style-name="P2"/>
      <text:p text:style-name="P4"><text:tab/><text:span text:style-name="T7">S</text:span><text:span text:style-name="T5">torytelling is an ancient practice, with the oldest written works dated to being thousands of years old, and even older than those are the stories told before the invention of writing, passed down from teller to listener. There is something unmistakably human about stories. They are a form of communication, irrespective of the medium, about the human </text:span><text:span text:style-name="T14">experience</text:span><text:span text:style-name="T5"> </text:span><text:span text:style-name="T14">and </text:span><text:span text:style-name="T7">emotion</text:span><text:span text:style-name="T6">. </text:span><text:span text:style-name="T13">Within</text:span><text:span text:style-name="T4"> the thousands of </text:span><text:span text:style-name="T10">individual </text:span><text:span text:style-name="T4">strips </text:span><text:span text:style-name="T13">of </text:span><text:span text:style-name="T17">Calvin and Hobbes</text:span><text:span text:style-name="T13">, there </text:span><text:span text:style-name="T3">are </text:span><text:span text:style-name="T4">around </text:span><text:span text:style-name="T3">200 </text:span><text:span text:style-name="T10">distinct </text:span><text:span text:style-name="T4">multi-strip stories.</text:span><text:span text:style-name="T10"> </text:span><text:span text:style-name="T12">Being stories, these strips have a large emphasis on emotion and human experience which is communicated within the story itself as well as in the drawing</text:span><text:span text:style-name="T14">s</text:span><text:span text:style-name="T12"> in each panel.</text:span></text:p>
      <text:p text:style-name="P5"/>
      <text:p text:style-name="P3"><text:span text:style-name="T1"><text:tab/></text:span><text:span text:style-name="T2">February 14, 1986: from “Valentine,” February12-14 1986</text:span></text:p>
      <text:p text:style-name="P3"><text:span text:style-name="T1"><text:tab/></text:span><text:span text:style-name="T2">May 3, 1989; from “Robbery,” April 23-May 13 1989</text:span></text:p>
      <text:p text:style-name="P3"><text:span text:style-name="T2"><text:tab/></text:span><text:span text:style-name="T9">January 4 1991; from “Snow Goons,” December 31 1990-January 19 1991</text:span></text:p>
      <text:p text:style-name="P3"><text:span text:style-name="T2"><text:tab/></text:span><text:span text:style-name="T9">November 24, 1993; from “Thinking Caps,” November 15-December 4 19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0:40:35.130164000</meta:creation-date>
    <dc:date>2016-12-20T20:45:57.623580000</dc:date>
    <meta:editing-duration>PT6H36M35S</meta:editing-duration>
    <meta:editing-cycles>15</meta:editing-cycles>
    <meta:generator>LibreOffice/5.2.3.3$MacOSX_X86_64 LibreOffice_project/d54a8868f08a7b39642414cf2c8ef2f228f780cf</meta:generator>
    <meta:document-statistic meta:table-count="0" meta:image-count="0" meta:object-count="0" meta:page-count="1" meta:paragraph-count="9" meta:word-count="155" meta:character-count="976" meta:non-whitespace-character-count="825"/>
  </office:meta>
</office:document-meta>
</file>